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5063in" table:align="left"/>
    </style:style>
    <style:style style:name="Table1.A" style:family="table-column">
      <style:table-column-properties style:column-width="0.741in"/>
    </style:style>
    <style:style style:name="Table1.B" style:family="table-column">
      <style:table-column-properties style:column-width="1.6535in"/>
    </style:style>
    <style:style style:name="Table1.C" style:family="table-column">
      <style:table-column-properties style:column-width="4.1118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3.7938in" table:align="left"/>
    </style:style>
    <style:style style:name="Table2.A" style:family="table-column">
      <style:table-column-properties style:column-width="0.741in"/>
    </style:style>
    <style:style style:name="Table2.B" style:family="table-column">
      <style:table-column-properties style:column-width="1.6535in"/>
    </style:style>
    <style:style style:name="Table2.C" style:family="table-column">
      <style:table-column-properties style:column-width="0.8583in"/>
    </style:style>
    <style:style style:name="Table2.D" style:family="table-column">
      <style:table-column-properties style:column-width="0.541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in" fo:margin-bottom="0.1965in" loext:contextual-spacing="false" style:writing-mode="lr-tb"/>
    </style:style>
    <style:style style:name="P3" style:family="paragraph" style:parent-style-name="Preformatted_20_Text">
      <style:paragraph-properties fo:margin-top="0in" fo:margin-bottom="0.1965in" loext:contextual-spacing="false" style:writing-mode="lr-tb"/>
      <style:text-properties officeooo:paragraph-rsid="00076c0d"/>
    </style:style>
    <style:style style:name="P4" style:family="paragraph" style:parent-style-name="Standard">
      <style:text-properties fo:font-size="14pt" style:font-size-asian="12.25pt" style:font-size-complex="14pt"/>
    </style:style>
    <style:style style:name="P5" style:family="paragraph" style:parent-style-name="Heading_20_2">
      <style:text-properties fo:color="#3465a4"/>
    </style:style>
    <style:style style:name="P6" style:family="paragraph" style:parent-style-name="Heading_20_1">
      <style:paragraph-properties fo:margin-top="0.0874in" fo:margin-bottom="0.0043in" loext:contextual-spacing="false"/>
      <style:text-properties fo:color="#c9211e" fo:font-size="22pt" style:font-size-asian="22pt" style:font-size-complex="22pt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Text_20_body" style:list-style-name="L7"/>
    <style:style style:name="P14" style:family="paragraph" style:parent-style-name="Text_20_body" style:list-style-name="L8"/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🐍 Python Comparison Operators </text:h>
      <text:p text:style-name="Horizontal_20_Line"/>
      <text:h text:style-name="Heading_20_2" text:outline-level="2">💡 What Are Comparison Operators in Python?</text:h>
      <text:p text:style-name="Text_20_body"><text:span text:style-name="Strong_20_Emphasis">Comparison operators</text:span> in Python are special symbols or combinations of symbols that are used to <text:span text:style-name="Strong_20_Emphasis">compare two values</text:span>. These values can be numbers, variables, or even text (called <text:span text:style-name="Strong_20_Emphasis">strings</text:span> in programming). The result of a comparison is always either:</text:p>
      <text:list xml:id="list2323556057" text:style-name="L1">
        <text:list-item>
          <text:p text:style-name="P7"><text:span text:style-name="Source_20_Text">True</text:span> (if the comparison is correct)</text:p>
        </text:list-item>
        <text:list-item>
          <text:p text:style-name="P7"><text:span text:style-name="Source_20_Text">False</text:span> (if the comparison is not correct)</text:p>
        </text:list-item>
      </text:list>
      <text:p text:style-name="Text_20_body">These results help the computer make decisions. For example, if you want your program to print a message <text:span text:style-name="Strong_20_Emphasis">only if</text:span> someone is older than 18, you can use a comparison operator to check that.</text:p>
      <text:p text:style-name="Horizontal_20_Line"/>
      <text:h text:style-name="P5" text:outline-level="2">📋 List of Python Comparison Operator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Operator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What It Does (Beginner-Friendly)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==</text:span></text:p>
          </table:table-cell>
          <table:table-cell table:style-name="Table1.A1" office:value-type="string">
            <text:p text:style-name="Table_20_Contents">Equal to</text:p>
          </table:table-cell>
          <table:table-cell table:style-name="Table1.A1" office:value-type="string">
            <text:p text:style-name="Table_20_Contents">Checks if both values are exactly the same</text:p>
          </table:table-cell>
        </table:table-row>
        <table:table-row>
          <table:table-cell table:style-name="Table1.A1" office:value-type="string">
            <text:p text:style-name="Table_20_Contents"><text:span text:style-name="Source_20_Text">!=</text:span></text:p>
          </table:table-cell>
          <table:table-cell table:style-name="Table1.A1" office:value-type="string">
            <text:p text:style-name="Table_20_Contents">Not equal to</text:p>
          </table:table-cell>
          <table:table-cell table:style-name="Table1.A1" office:value-type="string">
            <text:p text:style-name="Table_20_Contents">Checks if the values are different</text:p>
          </table:table-cell>
        </table:table-row>
        <table:table-row>
          <table:table-cell table:style-name="Table1.A1" office:value-type="string">
            <text:p text:style-name="Table_20_Contents"><text:span text:style-name="Source_20_Text">&gt;</text:span></text:p>
          </table:table-cell>
          <table:table-cell table:style-name="Table1.A1" office:value-type="string">
            <text:p text:style-name="Table_20_Contents">Greater than</text:p>
          </table:table-cell>
          <table:table-cell table:style-name="Table1.A1" office:value-type="string">
            <text:p text:style-name="Table_20_Contents">Checks if the first value is bigger than the second</text:p>
          </table:table-cell>
        </table:table-row>
        <table:table-row>
          <table:table-cell table:style-name="Table1.A1" office:value-type="string">
            <text:p text:style-name="Table_20_Contents"><text:span text:style-name="Source_20_Text">&lt;</text:span></text:p>
          </table:table-cell>
          <table:table-cell table:style-name="Table1.A1" office:value-type="string">
            <text:p text:style-name="Table_20_Contents">Less than</text:p>
          </table:table-cell>
          <table:table-cell table:style-name="Table1.A1" office:value-type="string">
            <text:p text:style-name="Table_20_Contents">Checks if the first value is smaller than the second</text:p>
          </table:table-cell>
        </table:table-row>
        <table:table-row>
          <table:table-cell table:style-name="Table1.A1" office:value-type="string">
            <text:p text:style-name="Table_20_Contents"><text:span text:style-name="Source_20_Text">&gt;=</text:span></text:p>
          </table:table-cell>
          <table:table-cell table:style-name="Table1.A1" office:value-type="string">
            <text:p text:style-name="Table_20_Contents">Greater than or equal to</text:p>
          </table:table-cell>
          <table:table-cell table:style-name="Table1.A1" office:value-type="string">
            <text:p text:style-name="Table_20_Contents">Checks if the first value is bigger or the same as the second</text:p>
          </table:table-cell>
        </table:table-row>
        <table:table-row>
          <table:table-cell table:style-name="Table1.A1" office:value-type="string">
            <text:p text:style-name="Table_20_Contents"><text:span text:style-name="Source_20_Text">&lt;=</text:span></text:p>
          </table:table-cell>
          <table:table-cell table:style-name="Table1.A1" office:value-type="string">
            <text:p text:style-name="Table_20_Contents">Less than or equal to</text:p>
          </table:table-cell>
          <table:table-cell table:style-name="Table1.A1" office:value-type="string">
            <text:p text:style-name="Table_20_Contents">Checks if the first value is smaller or the same as the second</text:p>
          </table:table-cell>
        </table:table-row>
      </table:table>
      <text:p text:style-name="Horizontal_20_Line"/>
      <text:h text:style-name="Heading_20_2" text:outline-level="2">🧠 Detailed Definitions with <text:s/>Examples</text:h>
      <text:p text:style-name="Text_20_body">Let’s now look at each comparison operator <text:span text:style-name="Strong_20_Emphasis">one by one</text:span>, with <text:span text:style-name="Strong_20_Emphasis">explanations</text:span> and <text:span text:style-name="Strong_20_Emphasis">simple examples.</text:span></text:p>
      <text:p text:style-name="Horizontal_20_Line"/>
      <text:h text:style-name="Heading_20_3" text:outline-level="3">✅ <text:span text:style-name="Source_20_Text">==</text:span> (Equal to)</text:h>
      <text:h text:style-name="Heading_20_4" text:outline-level="4">📘 Definition:</text:h>
      <text:p text:style-name="Text_20_body">The <text:span text:style-name="Source_20_Text">==</text:span> operator checks if two values are the <text:span text:style-name="Strong_20_Emphasis">same</text:span>. It does not <text:span text:style-name="Strong_20_Emphasis">assign</text:span> values (that’s done using <text:span text:style-name="Source_20_Text">=</text:span>), it only <text:span text:style-name="Strong_20_Emphasis">compares</text:span> them.</text:p>
      <text:list xml:id="list3020459264" text:style-name="L2">
        <text:list-item>
          <text:p text:style-name="P8">If both values are equal, it returns <text:span text:style-name="Source_20_Text">True</text:span>.</text:p>
        </text:list-item>
        <text:list-item>
          <text:p text:style-name="P8">If they are not equal, it returns <text:span text:style-name="Source_20_Text">False</text:span>.</text:p>
        </text:list-item>
      </text:list>
      <text:h text:style-name="Heading_20_4" text:outline-level="4"><text:soft-page-break/>📌 Example 1:</text:h>
      <text:p text:style-name="P1"><text:span text:style-name="Source_20_Text">a = 5</text:span></text:p>
      <text:p text:style-name="P1"><text:span text:style-name="Source_20_Text">b = 5</text:span></text:p>
      <text:p text:style-name="P3"><text:span text:style-name="Source_20_Text">print(a == b)</text:span></text:p>
      <text:p text:style-name="P3"><text:span text:style-name="Strong_20_Emphasis">Output:</text:span> <text:span text:style-name="Source_20_Text">True</text:span><text:line-break/><text:span text:style-name="Strong_20_Emphasis">Explanation:</text:span> Both <text:span text:style-name="Source_20_Text">a</text:span> and <text:span text:style-name="Source_20_Text">b</text:span> are 5, so they are equal.</text:p>
      <text:h text:style-name="Heading_20_4" text:outline-level="4">📌 Example </text:h>
      <text:p text:style-name="P1"><text:span text:style-name="Source_20_Text">x = "apple"</text:span></text:p>
      <text:p text:style-name="P1"><text:span text:style-name="Source_20_Text">y = "orange"</text:span></text:p>
      <text:p text:style-name="P2"><text:span text:style-name="Source_20_Text">print(x == y)</text:span></text:p>
      <text:p text:style-name="Text_20_body"><text:span text:style-name="Strong_20_Emphasis">Output:</text:span> <text:span text:style-name="Source_20_Text">False</text:span><text:line-break/><text:span text:style-name="Strong_20_Emphasis">Explanation:</text:span> <text:span text:style-name="Source_20_Text">"apple"</text:span> is not equal to <text:span text:style-name="Source_20_Text">"orange"</text:span>.</text:p>
      <text:p text:style-name="Horizontal_20_Line"/>
      <text:h text:style-name="Heading_20_3" text:outline-level="3">❌ <text:span text:style-name="Source_20_Text">!=</text:span> (Not equal to)</text:h>
      <text:h text:style-name="Heading_20_4" text:outline-level="4">📘 Definition:</text:h>
      <text:p text:style-name="Text_20_body">The <text:span text:style-name="Source_20_Text">!=</text:span> operator checks if two values are <text:span text:style-name="Strong_20_Emphasis">different</text:span>.</text:p>
      <text:list xml:id="list3257658915" text:style-name="L3">
        <text:list-item>
          <text:p text:style-name="P9">If they are <text:span text:style-name="Strong_20_Emphasis">not the same</text:span>, it returns <text:span text:style-name="Source_20_Text">True</text:span>.</text:p>
        </text:list-item>
        <text:list-item>
          <text:p text:style-name="P9">If they are <text:span text:style-name="Strong_20_Emphasis">the same</text:span>, it returns <text:span text:style-name="Source_20_Text">False</text:span>.</text:p>
        </text:list-item>
      </text:list>
      <text:h text:style-name="Heading_20_4" text:outline-level="4">📌 Example 1:</text:h>
      <text:p text:style-name="P1"><text:span text:style-name="Source_20_Text">age1 = 18</text:span></text:p>
      <text:p text:style-name="P1"><text:span text:style-name="Source_20_Text">age2 = 21</text:span></text:p>
      <text:p text:style-name="P2"><text:span text:style-name="Source_20_Text">print(age1 != age2)</text:span></text:p>
      <text:p text:style-name="Text_20_body"><text:span text:style-name="Strong_20_Emphasis">Output:</text:span> <text:span text:style-name="Source_20_Text">True</text:span><text:line-break/><text:span text:style-name="Strong_20_Emphasis">Explanation:</text:span> 18 is not equal to 21.</text:p>
      <text:h text:style-name="Heading_20_4" text:outline-level="4">📌 Example 2:</text:h>
      <text:p text:style-name="P1"><text:span text:style-name="Source_20_Text">color = "blue"</text:span></text:p>
      <text:p text:style-name="P1"><text:span text:style-name="Source_20_Text">favorite = "blue"</text:span></text:p>
      <text:p text:style-name="P2"><text:span text:style-name="Source_20_Text">print(color != favorite)</text:span></text:p>
      <text:p text:style-name="Text_20_body"><text:span text:style-name="Strong_20_Emphasis">Output:</text:span> <text:span text:style-name="Source_20_Text">False</text:span><text:line-break/><text:span text:style-name="Strong_20_Emphasis">Explanation:</text:span> Both values are the same, so <text:span text:style-name="Source_20_Text">!=</text:span> gives <text:span text:style-name="Source_20_Text">False</text:span>.</text:p>
      <text:p text:style-name="Horizontal_20_Line"/>
      <text:h text:style-name="Heading_20_3" text:outline-level="3"><text:soft-page-break/>🔼 <text:span text:style-name="Source_20_Text">&gt;</text:span> (Greater than)</text:h>
      <text:h text:style-name="Heading_20_4" text:outline-level="4">📘 Definition:</text:h>
      <text:p text:style-name="Text_20_body">The <text:span text:style-name="Source_20_Text">&gt;</text:span> operator checks if the value on the <text:span text:style-name="Strong_20_Emphasis">left</text:span> is <text:span text:style-name="Strong_20_Emphasis">greater</text:span> (larger) than the value on the right.</text:p>
      <text:list xml:id="list2856557708" text:style-name="L4">
        <text:list-item>
          <text:p text:style-name="P10">Returns <text:span text:style-name="Source_20_Text">True</text:span> if the left side is bigger.</text:p>
        </text:list-item>
        <text:list-item>
          <text:p text:style-name="P10">Returns <text:span text:style-name="Source_20_Text">False</text:span> otherwise.</text:p>
        </text:list-item>
      </text:list>
      <text:h text:style-name="Heading_20_4" text:outline-level="4">📌 Example 1:</text:h>
      <text:p text:style-name="P1"><text:span text:style-name="Source_20_Text">score = 80</text:span></text:p>
      <text:p text:style-name="P1"><text:span text:style-name="Source_20_Text">passing_mark = 50</text:span></text:p>
      <text:p text:style-name="P2"><text:span text:style-name="Source_20_Text">print(score &gt; passing_mark)</text:span></text:p>
      <text:p text:style-name="Text_20_body"><text:span text:style-name="Strong_20_Emphasis">Output:</text:span> <text:span text:style-name="Source_20_Text">True</text:span><text:line-break/><text:span text:style-name="Strong_20_Emphasis">Explanation:</text:span> 80 is more than 50.</text:p>
      <text:h text:style-name="Heading_20_4" text:outline-level="4">📌 Example 2:</text:h>
      <text:p text:style-name="P1"><text:span text:style-name="Source_20_Text">x = 4</text:span></text:p>
      <text:p text:style-name="P1"><text:span text:style-name="Source_20_Text">y = 10</text:span></text:p>
      <text:p text:style-name="P2"><text:span text:style-name="Source_20_Text">print(x &gt; y)</text:span></text:p>
      <text:p text:style-name="Text_20_body"><text:span text:style-name="Strong_20_Emphasis">Output:</text:span> <text:span text:style-name="Source_20_Text">False</text:span><text:line-break/><text:span text:style-name="Strong_20_Emphasis">Explanation:</text:span> 4 is not greater than 10.</text:p>
      <text:p text:style-name="Horizontal_20_Line"/>
      <text:h text:style-name="Heading_20_3" text:outline-level="3">🔽 <text:span text:style-name="Source_20_Text">&lt;</text:span> (Less than)</text:h>
      <text:h text:style-name="Heading_20_4" text:outline-level="4">📘 Definition:</text:h>
      <text:p text:style-name="Text_20_body">The <text:span text:style-name="Source_20_Text">&lt;</text:span> operator checks if the left value is <text:span text:style-name="Strong_20_Emphasis">less than</text:span> the right value.</text:p>
      <text:list xml:id="list193884642" text:style-name="L5">
        <text:list-item>
          <text:p text:style-name="P11">Returns <text:span text:style-name="Source_20_Text">True</text:span> if the left value is smaller.</text:p>
        </text:list-item>
        <text:list-item>
          <text:p text:style-name="P11">Returns <text:span text:style-name="Source_20_Text">False</text:span> otherwise.</text:p>
        </text:list-item>
      </text:list>
      <text:h text:style-name="Heading_20_4" text:outline-level="4">📌 Example 1:</text:h>
      <text:p text:style-name="P1"><text:span text:style-name="Source_20_Text">price = 20</text:span></text:p>
      <text:p text:style-name="P1"><text:span text:style-name="Source_20_Text">budget = 50</text:span></text:p>
      <text:p text:style-name="P2"><text:span text:style-name="Source_20_Text">print(price &lt; budget)</text:span></text:p>
      <text:p text:style-name="Text_20_body"><text:span text:style-name="Strong_20_Emphasis">Output:</text:span> <text:span text:style-name="Source_20_Text">True</text:span><text:line-break/><text:span text:style-name="Strong_20_Emphasis">Explanation:</text:span> 20 is less than 50.</text:p>
      <text:h text:style-name="Heading_20_4" text:outline-level="4">📌 Example 2:</text:h>
      <text:p text:style-name="P1"><text:span text:style-name="Source_20_Text">height = 170</text:span></text:p>
      <text:p text:style-name="P1"><text:span text:style-name="Source_20_Text">limit = 160</text:span></text:p>
      <text:p text:style-name="P2"><text:span text:style-name="Source_20_Text">print(height &lt; limit)</text:span></text:p>
      <text:p text:style-name="Text_20_body"><text:soft-page-break/><text:span text:style-name="Strong_20_Emphasis">Output:</text:span> <text:span text:style-name="Source_20_Text">False</text:span><text:line-break/><text:span text:style-name="Strong_20_Emphasis">Explanation:</text:span> 170 is more than 160, so the comparison is false.</text:p>
      <text:p text:style-name="Horizontal_20_Line"/>
      <text:h text:style-name="Heading_20_3" text:outline-level="3">🔁 <text:span text:style-name="Source_20_Text">&gt;=</text:span> (Greater than or equal to)</text:h>
      <text:h text:style-name="Heading_20_4" text:outline-level="4">📘 Definition:</text:h>
      <text:p text:style-name="Text_20_body">The <text:span text:style-name="Source_20_Text">&gt;=</text:span> operator checks if the left value is <text:span text:style-name="Strong_20_Emphasis">greater than or equal to</text:span> the right value.</text:p>
      <text:list xml:id="list1036641639" text:style-name="L6">
        <text:list-item>
          <text:p text:style-name="P12">Returns <text:span text:style-name="Source_20_Text">True</text:span> if it’s greater or the same.</text:p>
        </text:list-item>
        <text:list-item>
          <text:p text:style-name="P12">Returns <text:span text:style-name="Source_20_Text">False</text:span> only if it’s less.</text:p>
        </text:list-item>
      </text:list>
      <text:h text:style-name="Heading_20_4" text:outline-level="4">📌 Example 1:</text:h>
      <text:p text:style-name="P1"><text:span text:style-name="Source_20_Text">marks = 65</text:span></text:p>
      <text:p text:style-name="P1"><text:span text:style-name="Source_20_Text">minimum = 60</text:span></text:p>
      <text:p text:style-name="P2"><text:span text:style-name="Source_20_Text">print(marks &gt;= minimum)</text:span></text:p>
      <text:p text:style-name="Text_20_body"><text:span text:style-name="Strong_20_Emphasis">Output:</text:span> <text:span text:style-name="Source_20_Text">True</text:span><text:line-break/><text:span text:style-name="Strong_20_Emphasis">Explanation:</text:span> 65 is more than 60.</text:p>
      <text:h text:style-name="Heading_20_4" text:outline-level="4">📌 Example 2:</text:h>
      <text:p text:style-name="P1"><text:span text:style-name="Source_20_Text">x = 10</text:span></text:p>
      <text:p text:style-name="P1"><text:span text:style-name="Source_20_Text">y = 10</text:span></text:p>
      <text:p text:style-name="P2"><text:span text:style-name="Source_20_Text">print(x &gt;= y)</text:span></text:p>
      <text:p text:style-name="Text_20_body"><text:span text:style-name="Strong_20_Emphasis">Output:</text:span> <text:span text:style-name="Source_20_Text">True</text:span><text:line-break/><text:span text:style-name="Strong_20_Emphasis">Explanation:</text:span> They are equal, so the answer is <text:span text:style-name="Source_20_Text">True</text:span>.</text:p>
      <text:p text:style-name="Horizontal_20_Line"/>
      <text:h text:style-name="Heading_20_3" text:outline-level="3">🔂 <text:span text:style-name="Source_20_Text">&lt;=</text:span> (Less than or equal to)</text:h>
      <text:h text:style-name="Heading_20_4" text:outline-level="4">📘 Definition:</text:h>
      <text:p text:style-name="Text_20_body">The <text:span text:style-name="Source_20_Text">&lt;=</text:span> operator checks if the left value is <text:span text:style-name="Strong_20_Emphasis">less than or equal to</text:span> the right value.</text:p>
      <text:list xml:id="list1494767870" text:style-name="L7">
        <text:list-item>
          <text:p text:style-name="P13">Returns <text:span text:style-name="Source_20_Text">True</text:span> if it’s smaller or the same.</text:p>
        </text:list-item>
        <text:list-item>
          <text:p text:style-name="P13">Returns <text:span text:style-name="Source_20_Text">False</text:span> only if it’s greater.</text:p>
        </text:list-item>
      </text:list>
      <text:h text:style-name="Heading_20_4" text:outline-level="4">📌 Example 1:</text:h>
      <text:p text:style-name="P1"><text:span text:style-name="Source_20_Text">time = 8</text:span></text:p>
      <text:p text:style-name="P1"><text:span text:style-name="Source_20_Text">deadline = 10</text:span></text:p>
      <text:p text:style-name="P2"><text:span text:style-name="Source_20_Text">print(time &lt;= deadline)</text:span></text:p>
      <text:p text:style-name="Text_20_body"><text:span text:style-name="Strong_20_Emphasis">Output:</text:span> <text:span text:style-name="Source_20_Text">True</text:span><text:line-break/><text:span text:style-name="Strong_20_Emphasis">Explanation:</text:span> 8 is less than 10.</text:p>
      <text:h text:style-name="Heading_20_4" text:outline-level="4"><text:soft-page-break/>📌 Example 2:</text:h>
      <text:p text:style-name="P1"><text:span text:style-name="Source_20_Text">a = 15</text:span></text:p>
      <text:p text:style-name="P1"><text:span text:style-name="Source_20_Text">b = 10</text:span></text:p>
      <text:p text:style-name="P2"><text:span text:style-name="Source_20_Text">print(a &lt;= b)</text:span></text:p>
      <text:p text:style-name="Text_20_body"><text:span text:style-name="Strong_20_Emphasis">Output:</text:span> <text:span text:style-name="Source_20_Text">False</text:span><text:line-break/><text:span text:style-name="Strong_20_Emphasis">Explanation:</text:span> 15 is not less than or equal to 10.</text:p>
      <text:p text:style-name="Horizontal_20_Line"/>
      <text:h text:style-name="Heading_20_2" text:outline-level="2">🧰 Real-Life Beginner Examples</text:h>
      <text:p text:style-name="Horizontal_20_Line"/>
      <text:h text:style-name="Heading_20_3" text:outline-level="3">🧒 Age Check</text:h>
      <text:p text:style-name="P1"><text:span text:style-name="Source_20_Text">age = 17</text:span></text:p>
      <text:p text:style-name="P1"><text:span text:style-name="Source_20_Text">if age &gt;= 18:</text:span></text:p>
      <text:p text:style-name="P1"><text:span text:style-name="Source_20_Text"><text:s text:c="4"/>print("You are an adult.")</text:span></text:p>
      <text:p text:style-name="P1"><text:span text:style-name="Source_20_Text">else:</text:span></text:p>
      <text:p text:style-name="P2"><text:span text:style-name="Source_20_Text"><text:s text:c="4"/>print("You are a minor.")</text:span></text:p>
      <text:p text:style-name="Text_20_body"><text:span text:style-name="Strong_20_Emphasis">Output:</text:span> <text:span text:style-name="Source_20_Text">You are a minor.</text:span></text:p>
      <text:p text:style-name="Horizontal_20_Line"/>
      <text:h text:style-name="Heading_20_3" text:outline-level="3">🎮 Score Checker</text:h>
      <text:p text:style-name="P1"><text:span text:style-name="Source_20_Text">score = 85</text:span></text:p>
      <text:p text:style-name="P1"><text:span text:style-name="Source_20_Text">if score &gt; 90:</text:span></text:p>
      <text:p text:style-name="P1"><text:span text:style-name="Source_20_Text"><text:s text:c="4"/>print("Excellent!")</text:span></text:p>
      <text:p text:style-name="P1"><text:span text:style-name="Source_20_Text">elif score &gt;= 75:</text:span></text:p>
      <text:p text:style-name="P1"><text:span text:style-name="Source_20_Text"><text:s text:c="4"/>print("Very Good!")</text:span></text:p>
      <text:p text:style-name="P1"><text:span text:style-name="Source_20_Text">else:</text:span></text:p>
      <text:p text:style-name="P2"><text:span text:style-name="Source_20_Text"><text:s text:c="4"/>print("Keep trying!")</text:span></text:p>
      <text:p text:style-name="Text_20_body"><text:span text:style-name="Strong_20_Emphasis">Output:</text:span> <text:span text:style-name="Source_20_Text">Very Good!</text:span></text:p>
      <text:p text:style-name="Horizontal_20_Line"/>
      <text:h text:style-name="Heading_20_3" text:outline-level="3">🛍️ Shopping Discount</text:h>
      <text:p text:style-name="P1"><text:span text:style-name="Source_20_Text">cart_total = 450</text:span></text:p>
      <text:p text:style-name="P1"><text:span text:style-name="Source_20_Text">if cart_total &gt;= 500:</text:span></text:p>
      <text:p text:style-name="P1"><text:span text:style-name="Source_20_Text"><text:s text:c="4"/>print("You get a discount!")</text:span></text:p>
      <text:p text:style-name="P1"><text:span text:style-name="Source_20_Text">else:</text:span></text:p>
      <text:p text:style-name="P2"><text:span text:style-name="Source_20_Text"><text:s text:c="4"/>print("Add more items to get a discount.")</text:span></text:p>
      <text:p text:style-name="Text_20_body"><text:span text:style-name="Strong_20_Emphasis">Output:</text:span> <text:span text:style-name="Source_20_Text">Add more items to get a discount.</text:span></text:p>
      <text:p text:style-name="Horizontal_20_Line"/>
      <text:h text:style-name="Heading_20_2" text:outline-level="2"><text:soft-page-break/>📌 Summary Table (For Beginners)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Operator</text:p>
            </table:table-cell>
            <table:table-cell table:style-name="Table2.A1" office:value-type="string">
              <text:p text:style-name="Table_20_Heading">Meaning</text:p>
            </table:table-cell>
            <table:table-cell table:style-name="Table2.A1" office:value-type="string">
              <text:p text:style-name="Table_20_Heading">Example</text:p>
            </table:table-cell>
            <table:table-cell table:style-name="Table2.A1" office:value-type="string">
              <text:p text:style-name="Table_20_Heading">Result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20_Text">==</text:span></text:p>
          </table:table-cell>
          <table:table-cell table:style-name="Table2.A1" office:value-type="string">
            <text:p text:style-name="Table_20_Contents">Equal to</text:p>
          </table:table-cell>
          <table:table-cell table:style-name="Table2.A1" office:value-type="string">
            <text:p text:style-name="Table_20_Contents"><text:span text:style-name="Source_20_Text">5 == 5</text:span></text:p>
          </table:table-cell>
          <table:table-cell table:style-name="Table2.A1" office:value-type="string">
            <text:p text:style-name="Table_20_Contents"><text:span text:style-name="Source_20_Text">True</text:span></text:p>
          </table:table-cell>
        </table:table-row>
        <table:table-row>
          <table:table-cell table:style-name="Table2.A1" office:value-type="string">
            <text:p text:style-name="Table_20_Contents"><text:span text:style-name="Source_20_Text">!=</text:span></text:p>
          </table:table-cell>
          <table:table-cell table:style-name="Table2.A1" office:value-type="string">
            <text:p text:style-name="Table_20_Contents">Not equal to</text:p>
          </table:table-cell>
          <table:table-cell table:style-name="Table2.A1" office:value-type="string">
            <text:p text:style-name="Table_20_Contents"><text:span text:style-name="Source_20_Text">4 != 3</text:span></text:p>
          </table:table-cell>
          <table:table-cell table:style-name="Table2.A1" office:value-type="string">
            <text:p text:style-name="Table_20_Contents"><text:span text:style-name="Source_20_Text">True</text:span></text:p>
          </table:table-cell>
        </table:table-row>
        <table:table-row>
          <table:table-cell table:style-name="Table2.A1" office:value-type="string">
            <text:p text:style-name="Table_20_Contents"><text:span text:style-name="Source_20_Text">&gt;</text:span></text:p>
          </table:table-cell>
          <table:table-cell table:style-name="Table2.A1" office:value-type="string">
            <text:p text:style-name="Table_20_Contents">Greater than</text:p>
          </table:table-cell>
          <table:table-cell table:style-name="Table2.A1" office:value-type="string">
            <text:p text:style-name="Table_20_Contents"><text:span text:style-name="Source_20_Text">10 &gt; 5</text:span></text:p>
          </table:table-cell>
          <table:table-cell table:style-name="Table2.A1" office:value-type="string">
            <text:p text:style-name="Table_20_Contents"><text:span text:style-name="Source_20_Text">True</text:span></text:p>
          </table:table-cell>
        </table:table-row>
        <table:table-row>
          <table:table-cell table:style-name="Table2.A1" office:value-type="string">
            <text:p text:style-name="Table_20_Contents"><text:span text:style-name="Source_20_Text">&lt;</text:span></text:p>
          </table:table-cell>
          <table:table-cell table:style-name="Table2.A1" office:value-type="string">
            <text:p text:style-name="Table_20_Contents">Less than</text:p>
          </table:table-cell>
          <table:table-cell table:style-name="Table2.A1" office:value-type="string">
            <text:p text:style-name="Table_20_Contents"><text:span text:style-name="Source_20_Text">3 &lt; 6</text:span></text:p>
          </table:table-cell>
          <table:table-cell table:style-name="Table2.A1" office:value-type="string">
            <text:p text:style-name="Table_20_Contents"><text:span text:style-name="Source_20_Text">True</text:span></text:p>
          </table:table-cell>
        </table:table-row>
        <table:table-row>
          <table:table-cell table:style-name="Table2.A1" office:value-type="string">
            <text:p text:style-name="Table_20_Contents"><text:span text:style-name="Source_20_Text">&gt;=</text:span></text:p>
          </table:table-cell>
          <table:table-cell table:style-name="Table2.A1" office:value-type="string">
            <text:p text:style-name="Table_20_Contents">Greater than or equal to</text:p>
          </table:table-cell>
          <table:table-cell table:style-name="Table2.A1" office:value-type="string">
            <text:p text:style-name="Table_20_Contents"><text:span text:style-name="Source_20_Text">10 &gt;= 10</text:span></text:p>
          </table:table-cell>
          <table:table-cell table:style-name="Table2.A1" office:value-type="string">
            <text:p text:style-name="Table_20_Contents"><text:span text:style-name="Source_20_Text">True</text:span></text:p>
          </table:table-cell>
        </table:table-row>
        <table:table-row>
          <table:table-cell table:style-name="Table2.A1" office:value-type="string">
            <text:p text:style-name="Table_20_Contents"><text:span text:style-name="Source_20_Text">&lt;=</text:span></text:p>
          </table:table-cell>
          <table:table-cell table:style-name="Table2.A1" office:value-type="string">
            <text:p text:style-name="Table_20_Contents">Less than or equal to</text:p>
          </table:table-cell>
          <table:table-cell table:style-name="Table2.A1" office:value-type="string">
            <text:p text:style-name="Table_20_Contents"><text:span text:style-name="Source_20_Text">5 &lt;= 9</text:span></text:p>
          </table:table-cell>
          <table:table-cell table:style-name="Table2.A1" office:value-type="string">
            <text:p text:style-name="Table_20_Contents"><text:span text:style-name="Source_20_Text">True</text:span></text:p>
          </table:table-cell>
        </table:table-row>
      </table:table>
      <text:p text:style-name="Horizontal_20_Line"/>
      <text:h text:style-name="Heading_20_2" text:outline-level="2">🎯 Final Thoughts for Beginners</text:h>
      <text:p text:style-name="Text_20_body">Comparison operators in Python are like asking <text:span text:style-name="Strong_20_Emphasis">yes/no questions</text:span> in your code. They help you make decisions:</text:p>
      <text:list xml:id="list1241147405" text:style-name="L8">
        <text:list-item>
          <text:p text:style-name="P14">Should I show a message?</text:p>
        </text:list-item>
        <text:list-item>
          <text:p text:style-name="P14">Did the user pass?</text:p>
        </text:list-item>
        <text:list-item>
          <text:p text:style-name="P14">Is the number too big or too small?</text:p>
        </text:list-item>
      </text:list>
      <text:p text:style-name="Text_20_body">Once you understand these, you can create smart programs that react to what happens. They’re used in <text:span text:style-name="Strong_20_Emphasis">if-statements</text:span>, <text:span text:style-name="Strong_20_Emphasis">loops</text:span>, <text:span text:style-name="Strong_20_Emphasis">user input checks</text:span>, and more.</text:p>
      <text:p text:style-name="Horizontal_20_Line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Times New Roman" fo:font-family="'Times New Roman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Times New Roman" fo:font-family="'Times New Roman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5-14T16:32:37.875000000</meta:creation-date>
    <dc:date>2025-05-18T18:10:29.455000000</dc:date>
    <meta:editing-duration>PT41M29S</meta:editing-duration>
    <meta:editing-cycles>5</meta:editing-cycles>
    <meta:generator>Neat_Office/6.2.8.2$Windows_x86 LibreOffice_project/</meta:generator>
    <meta:document-statistic meta:table-count="2" meta:image-count="0" meta:object-count="0" meta:page-count="6" meta:paragraph-count="179" meta:word-count="921" meta:character-count="4686" meta:non-whitespace-character-count="3930"/>
  </office:meta>
</office:document-meta>
</file>